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4000001A45C17499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Helvetica" svg:font-family="Helvetica, arial, nimbussansl, liberationsans, freesans, clean, sans-serif, 'Apple Color Emoji', 'Segoe UI Emoji', 'Segoe UI 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6215" officeooo:paragraph-rsid="001c6215"/>
    </style:style>
    <style:style style:name="P2" style:family="paragraph" style:parent-style-name="Standard">
      <style:text-properties officeooo:rsid="001f4314" officeooo:paragraph-rsid="001f4314"/>
    </style:style>
    <style:style style:name="P3" style:family="paragraph" style:parent-style-name="Standard">
      <style:text-properties officeooo:rsid="00201171" officeooo:paragraph-rsid="00201171"/>
    </style:style>
    <style:style style:name="P4" style:family="paragraph" style:parent-style-name="Standard">
      <style:paragraph-properties fo:margin-left="0cm" fo:margin-right="0cm" style:line-height-at-least="0.582cm" fo:widows="1" fo:text-indent="0cm" style:auto-text-indent="false"/>
      <style:text-properties fo:font-variant="normal" fo:text-transform="none" fo:color="#767676" style:font-name="Helvetica" fo:font-size="9pt" fo:letter-spacing="normal" fo:font-style="normal" fo:font-weight="normal" fo:background-color="#eeeeee" fo:padding="0cm" fo:border="none"/>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margin-top="0cm" fo:margin-bottom="0cm" style:contextual-spacing="false" fo:text-indent="0cm" style:auto-text-indent="false"/>
    </style:style>
    <style:style style:name="P7" style:family="paragraph" style:parent-style-name="Heading_20_1">
      <style:paragraph-properties fo:margin-left="0cm" fo:margin-right="0cm" fo:margin-top="0cm" fo:margin-bottom="0cm" style:contextual-spacing="false" style:line-height-at-least="0.688cm" fo:text-indent="0cm" style:auto-text-indent="false" fo:padding="0cm" fo:border="none"/>
    </style:style>
    <style:style style:name="P8" style:family="paragraph" style:parent-style-name="Standard">
      <style:paragraph-properties fo:margin-top="0cm" fo:margin-bottom="0.499cm" style:contextual-spacing="false" style:line-height-at-least="0.476cm" fo:widows="1"/>
      <style:text-properties fo:font-variant="normal" fo:text-transform="none" fo:color="#333333" fo:letter-spacing="normal" fo:padding="0cm" fo:border="none"/>
    </style:style>
    <style:style style:name="P9" style:family="paragraph" style:parent-style-name="Preformatted_20_Text">
      <style:paragraph-properties fo:margin-top="0cm" fo:margin-bottom="0.499cm" style:contextual-spacing="false"/>
    </style:style>
    <style:style style:name="P10" style:family="paragraph" style:parent-style-name="Text_20_body">
      <style:paragraph-properties style:line-height-at-least="0.476cm" fo:widows="1"/>
    </style:style>
    <style:style style:name="P11" style:family="paragraph" style:parent-style-name="Text_20_body">
      <style:text-properties fo:font-variant="normal" fo:text-transform="none" fo:color="#333333" style:font-name="Helvetica" fo:font-size="10.5pt" fo:letter-spacing="normal" fo:font-style="normal" fo:font-weight="normal" fo:padding="0cm" fo:border="none"/>
    </style:style>
    <style:style style:name="P12" style:family="paragraph" style:parent-style-name="Text_20_body">
      <style:paragraph-properties fo:margin-top="0cm" fo:margin-bottom="0cm" style:contextual-spacing="false" style:line-height-at-least="0.529cm"/>
    </style:style>
    <style:style style:name="P13" style:family="paragraph" style:parent-style-name="Preformatted_20_Text">
      <style:paragraph-properties fo:margin-top="0cm" fo:margin-bottom="0cm" style:contextual-spacing="false"/>
      <style:text-properties fo:font-variant="normal" fo:text-transform="none" fo:color="#333333" style:font-name="Consolas" fo:font-size="10.5pt" fo:letter-spacing="normal" fo:font-style="normal" fo:font-weight="normal" fo:background-color="#f7f7f7" fo:padding="0cm" fo:border="none"/>
    </style:style>
    <style:style style:name="P14" style:family="paragraph" style:parent-style-name="Text_20_body">
      <style:paragraph-properties fo:margin-top="0cm" fo:margin-bottom="0.529cm" style:contextual-spacing="false" fo:line-height="100%"/>
    </style:style>
    <style:style style:name="P15" style:family="paragraph" style:parent-style-name="Text_20_body">
      <style:paragraph-properties fo:margin-left="0.132cm" fo:margin-right="0.132cm" fo:margin-top="0cm" fo:margin-bottom="0cm" style:contextual-spacing="false" fo:text-indent="0cm" style:auto-text-indent="false"/>
    </style:style>
    <style:style style:name="P16" style:family="paragraph" style:parent-style-name="Text_20_body">
      <style:paragraph-properties fo:margin-top="0.529cm" fo:margin-bottom="0.247cm" style:contextual-spacing="false" fo:text-align="center" style:justify-single-word="false"/>
    </style:style>
    <style:style style:name="P17" style:family="paragraph" style:parent-style-name="Heading_20_3">
      <style:paragraph-properties fo:margin-top="0cm" fo:margin-bottom="0.397cm" style:contextual-spacing="false" fo:line-height="110%"/>
      <style:text-properties fo:font-variant="normal" fo:text-transform="none" fo:color="#333333" fo:letter-spacing="normal" fo:padding="0cm" fo:border="none"/>
    </style:style>
    <style:style style:name="P18" style:family="paragraph" style:parent-style-name="Heading_20_3">
      <style:paragraph-properties fo:margin-top="0cm" fo:margin-bottom="0.397cm" style:contextual-spacing="false" fo:line-height="110%"/>
    </style:style>
    <style:style style:name="P19" style:family="paragraph" style:parent-style-name="Standard">
      <style:paragraph-properties fo:break-before="page"/>
      <style:text-properties officeooo:rsid="001f4314" officeooo:paragraph-rsid="001f4314"/>
    </style:style>
    <style:style style:name="P20" style:family="paragraph" style:parent-style-name="Standard">
      <style:text-properties officeooo:rsid="00201171" officeooo:paragraph-rsid="00201171"/>
    </style:style>
    <style:style style:name="P21" style:family="paragraph" style:parent-style-name="Standard">
      <style:text-properties officeooo:rsid="002076cc" officeooo:paragraph-rsid="002076cc"/>
    </style:style>
    <style:style style:name="P22" style:family="paragraph" style:parent-style-name="Standard">
      <style:text-properties officeooo:rsid="00214495" officeooo:paragraph-rsid="00214495"/>
    </style:style>
    <style:style style:name="P23" style:family="paragraph" style:parent-style-name="Text_20_body" style:list-style-name="L1">
      <style:paragraph-properties fo:margin-top="0cm" fo:margin-bottom="0cm" style:contextual-spacing="false" style:line-height-at-least="0.529cm" fo:widows="1" fo:padding="0cm" fo:border="none"/>
    </style:style>
    <style:style style:name="P24" style:family="paragraph" style:parent-style-name="Text_20_body" style:list-style-name="L2">
      <style:paragraph-properties fo:margin-left="0cm" fo:margin-right="0cm" fo:margin-top="0cm" fo:margin-bottom="0cm" style:contextual-spacing="false" style:line-height-at-least="0.476cm" fo:widows="1" fo:text-indent="0cm" style:auto-text-indent="false" fo:padding="0cm" fo:border="none"/>
    </style:style>
    <style:style style:name="P25" style:family="paragraph" style:parent-style-name="Text_20_body" style:list-style-name="L3">
      <style:paragraph-properties fo:margin-left="0cm" fo:margin-right="0cm" fo:margin-top="0cm" fo:margin-bottom="0cm" style:contextual-spacing="false" style:line-height-at-least="0.529cm" fo:text-indent="0cm" style:auto-text-indent="false" fo:padding="0cm" fo:border="none"/>
    </style:style>
    <style:style style:name="P26" style:family="paragraph" style:parent-style-name="Text_20_body" style:list-style-name="L4">
      <style:paragraph-properties fo:margin-left="0cm" fo:margin-right="0cm" fo:margin-top="0cm" fo:margin-bottom="0cm" style:contextual-spacing="false" style:line-height-at-least="0.423cm" fo:widows="1" fo:text-indent="0cm" style:auto-text-indent="false" fo:padding="0cm" fo:border="none"/>
    </style:style>
    <style:style style:name="P27" style:family="paragraph" style:parent-style-name="Text_20_body" style:list-style-name="L5">
      <style:paragraph-properties fo:margin-left="0cm" fo:margin-right="0cm" fo:margin-top="0cm" fo:margin-bottom="0cm" style:contextual-spacing="false" style:line-height-at-least="0.423cm" fo:widows="1" fo:text-indent="0cm" style:auto-text-indent="false" fo:padding="0cm" fo:border="none"/>
      <style:text-properties fo:font-variant="normal" fo:text-transform="none" fo:color="#767676" style:font-name="Helvetica" fo:font-size="9pt" fo:letter-spacing="normal" fo:font-style="normal" fo:font-weight="normal" fo:padding="0cm" fo:border="none"/>
    </style:style>
    <style:style style:name="P28" style:family="paragraph" style:parent-style-name="Text_20_body" style:list-style-name="L3">
      <style:paragraph-properties fo:margin-left="0cm" fo:margin-right="0.265cm" fo:margin-top="0cm" fo:margin-bottom="0cm" style:contextual-spacing="false" style:line-height-at-least="0.529cm" fo:text-indent="0cm" style:auto-text-indent="false" fo:padding="0cm" fo:border="none"/>
    </style:style>
    <style:style style:name="P29" style:family="paragraph" style:parent-style-name="Text_20_body" style:list-style-name="L4">
      <style:paragraph-properties fo:margin-left="0.265cm" fo:margin-right="0cm" fo:margin-top="0cm" fo:margin-bottom="0cm" style:contextual-spacing="false" style:line-height-at-least="0.423cm" fo:widows="1" fo:text-indent="0cm" style:auto-text-indent="false" fo:padding="0cm" fo:border="none"/>
    </style:style>
    <style:style style:name="P30" style:family="paragraph" style:parent-style-name="Text_20_body" style:list-style-name="L5">
      <style:paragraph-properties fo:margin-left="0.265cm" fo:margin-right="0cm" fo:margin-top="0cm" fo:margin-bottom="0cm" style:contextual-spacing="false" style:line-height-at-least="0.423cm" fo:widows="1" fo:text-indent="0cm" style:auto-text-indent="false" fo:padding="0cm" fo:border="none"/>
    </style:style>
    <style:style style:name="P31" style:family="paragraph">
      <style:paragraph-properties fo:text-align="start"/>
      <style:text-properties fo:color="#333333" style:text-line-through-style="none" style:text-line-through-type="none" style:font-name="Helvetica" fo:font-size="9pt" fo:font-style="normal" style:text-underline-style="none" fo:font-weight="normal"/>
    </style:style>
    <style:style style:name="T1" style:family="text">
      <style:text-properties fo:font-variant="normal" fo:text-transform="none" fo:color="#4078c0" style:text-line-through-style="none" style:text-line-through-type="none" style:font-name="Helvetica" fo:font-size="9.75pt" fo:letter-spacing="normal" fo:font-style="normal" style:text-underline-style="none" fo:font-weight="normal" style:text-blinking="false"/>
    </style:style>
    <style:style style:name="T2" style:family="text">
      <style:text-properties fo:font-variant="normal" fo:text-transform="none" fo:color="#4078c0" style:text-line-through-style="none" style:text-line-through-type="none" style:font-name="Helvetica" fo:font-size="13.5pt" fo:letter-spacing="normal" fo:font-style="normal" style:text-underline-style="none" fo:font-weight="normal" style:text-blinking="false" fo:background-color="transparent" loext:char-shading-value="0" fo:padding="0cm" fo:border="none"/>
    </style:style>
    <style:style style:name="T3" style:family="text">
      <style:text-properties fo:font-variant="normal" fo:text-transform="none" fo:color="#4078c0" style:text-line-through-style="none" style:text-line-through-type="none" style:font-name="Helvetica" fo:font-size="13.5pt" fo:letter-spacing="normal" fo:font-style="normal" style:text-underline-style="none" fo:font-weight="bold" style:text-blinking="false" fo:background-color="transparent" loext:char-shading-value="0" fo:padding="0cm" fo:border="none"/>
    </style:style>
    <style:style style:name="T4" style:family="text">
      <style:text-properties fo:font-variant="normal" fo:text-transform="none" fo:color="#4078c0" style:text-line-through-style="none" style:text-line-through-type="none" style:font-name="Helvetica" fo:font-size="10.5pt" fo:letter-spacing="normal" fo:font-style="normal" style:text-underline-style="none" fo:font-weight="normal" style:text-blinking="false" fo:background-color="transparent" loext:char-shading-value="0" fo:padding="0.529cm" fo:border="0.06pt solid #c9d6e3"/>
    </style:style>
    <style:style style:name="T5" style:family="text">
      <style:text-properties fo:font-variant="normal" fo:text-transform="none" fo:color="#4078c0" style:text-line-through-style="none" style:text-line-through-type="none" style:font-name="Helvetica" fo:font-size="9pt" fo:letter-spacing="normal" fo:font-style="normal" style:text-underline-style="none" fo:font-weight="normal" style:text-blinking="false" fo:background-color="transparent" loext:char-shading-value="0" fo:padding="0cm" fo:border="none"/>
    </style:style>
    <style:style style:name="T6" style:family="text">
      <style:text-properties fo:font-variant="normal" fo:text-transform="none" fo:color="#333333" style:text-line-through-style="none" style:text-line-through-type="none" style:font-name="Helvetica" fo:font-size="9.75pt" fo:letter-spacing="normal" fo:font-style="normal" style:text-underline-style="none" fo:font-weight="bold" style:text-blinking="false" fo:background-color="transparent" loext:char-shading-value="0" fo:padding="0cm" fo:border="none"/>
    </style:style>
    <style:style style:name="T7" style:family="text">
      <style:text-properties fo:font-variant="normal" fo:text-transform="none" fo:color="#333333" style:text-line-through-style="none" style:text-line-through-type="none" style:font-name="Helvetica" fo:font-size="9.75pt" fo:letter-spacing="normal" fo:font-style="normal" style:text-underline-style="none" fo:font-weight="bold" style:text-blinking="false" fo:padding-left="0.265cm" fo:padding-right="0.265cm" fo:padding-top="0.053cm" fo:padding-bottom="0.053cm" fo:border="0.06pt solid #d5d5d5"/>
    </style:style>
    <style:style style:name="T8" style:family="text">
      <style:text-properties fo:font-variant="normal" fo:text-transform="none" fo:color="#333333" style:text-line-through-style="none" style:text-line-through-type="none" style:font-name="Helvetica" fo:font-size="8.25pt" fo:letter-spacing="normal" fo:font-style="normal" style:text-underline-style="none" fo:font-weight="bold" style:text-blinking="false" fo:background-color="#ffffff" loext:char-shading-value="0" fo:padding="0cm" fo:border="none"/>
    </style:style>
    <style:style style:name="T9" style:family="text">
      <style:text-properties fo:font-variant="normal" fo:text-transform="none" fo:color="#333333" style:font-name="Helvetica" fo:font-size="8.25pt" fo:letter-spacing="normal" fo:font-style="normal" fo:font-weight="normal" fo:background-color="#fafafa" loext:char-shading-value="0" fo:padding="0cm" fo:border="none"/>
    </style:style>
    <style:style style:name="T10" style:family="text">
      <style:text-properties fo:font-variant="normal" fo:text-transform="none" fo:color="#333333" style:font-name="Helvetica" fo:font-size="9.75pt" fo:letter-spacing="normal" fo:font-style="normal" fo:font-weight="bold"/>
    </style:style>
    <style:style style:name="T11" style:family="text">
      <style:text-properties fo:font-variant="normal" fo:text-transform="none" fo:color="#333333" style:font-name="Helvetica" fo:font-size="9.75pt" fo:letter-spacing="normal" fo:font-style="normal" fo:font-weight="bold" fo:background-color="#fafafa" loext:char-shading-value="0" fo:padding-left="0.265cm" fo:padding-right="0.265cm" fo:padding-top="0.053cm" fo:padding-bottom="0.053cm" fo:border="0.06pt solid #000000"/>
    </style:style>
    <style:style style:name="T12" style:family="text">
      <style:text-properties fo:font-variant="normal" fo:text-transform="none" fo:color="#333333" style:font-name="Helvetica" fo:font-size="9.75pt" fo:letter-spacing="normal" fo:font-style="normal" fo:font-weight="normal"/>
    </style:style>
    <style:style style:name="T13" style:family="text">
      <style:text-properties fo:font-variant="normal" fo:text-transform="none" fo:color="#333333" style:font-name="Helvetica" fo:font-size="12pt" fo:letter-spacing="normal" fo:font-style="normal" fo:font-weight="bold" fo:background-color="#f7fafd" loext:char-shading-value="0" fo:padding="0.529cm" fo:border="0.06pt solid #c9d6e3"/>
    </style:style>
    <style:style style:name="T14" style:family="text">
      <style:text-properties fo:font-variant="normal" fo:text-transform="none" fo:color="#333333" style:font-name="Helvetica" fo:font-size="12pt" fo:letter-spacing="normal" fo:font-style="normal" fo:font-weight="normal" fo:background-color="#f7fafd" loext:char-shading-value="0" fo:padding="0.529cm" fo:border="0.06pt solid #c9d6e3"/>
    </style:style>
    <style:style style:name="T15" style:family="text">
      <style:text-properties fo:font-variant="normal" fo:text-transform="none" fo:color="#333333" style:font-name="Helvetica" fo:font-size="10.5pt" fo:letter-spacing="normal" fo:font-style="normal" fo:font-weight="bold" fo:background-color="#f7fafd" loext:char-shading-value="0" fo:padding="0.529cm" fo:border="0.06pt solid #c9d6e3"/>
    </style:style>
    <style:style style:name="T16" style:family="text">
      <style:text-properties fo:font-variant="normal" fo:text-transform="none" fo:color="#333333" style:font-name="Helvetica" fo:font-size="10.5pt" fo:letter-spacing="normal" fo:font-style="normal" fo:font-weight="normal" fo:background-color="#f7fafd" loext:char-shading-value="0" fo:padding="0.529cm" fo:border="0.06pt solid #c9d6e3"/>
    </style:style>
    <style:style style:name="T17" style:family="text">
      <style:text-properties fo:font-variant="normal" fo:text-transform="none" fo:color="#333333" fo:letter-spacing="normal"/>
    </style:style>
    <style:style style:name="T18" style:family="text">
      <style:text-properties fo:font-variant="normal" fo:text-transform="none" fo:color="#333333" fo:letter-spacing="normal" fo:background-color="#fafafa" loext:char-shading-value="0" fo:padding="0cm" fo:border="none"/>
    </style:style>
    <style:style style:name="T19" style:family="text">
      <style:text-properties fo:font-variant="normal" fo:text-transform="none" fo:color="#333333" fo:letter-spacing="normal" fo:background-color="#fafafa" loext:char-shading-value="0" fo:padding-left="0.265cm" fo:padding-right="0.265cm" fo:padding-top="0.053cm" fo:padding-bottom="0.053cm" fo:border="0.06pt solid #000000"/>
    </style:style>
    <style:style style:name="T20" style:family="text">
      <style:text-properties fo:font-variant="normal" fo:text-transform="none" fo:color="#666666" style:font-name="Helvetica" fo:font-size="13.5pt" fo:letter-spacing="normal" fo:font-style="normal" fo:font-weight="normal" fo:background-color="#fafafa" loext:char-shading-value="0" fo:padding="0cm" fo:border="none"/>
    </style:style>
    <style:style style:name="T21" style:family="text">
      <style:text-properties fo:font-variant="normal" fo:text-transform="none" fo:color="#666666" style:text-line-through-style="none" style:text-line-through-type="none" style:font-name="Helvetica" fo:font-size="9.75pt" fo:letter-spacing="normal" fo:font-style="normal" style:text-underline-style="none" fo:font-weight="normal" style:text-blinking="false" fo:background-color="transparent" loext:char-shading-value="0" fo:padding-left="0.397cm" fo:padding-right="0.397cm" fo:padding-top="0.185cm" fo:padding-bottom="0.212cm" fo:border-left="0.74pt solid #000000" fo:border-right="0.74pt solid #000000" fo:border-top="2.24pt solid #000000" fo:border-bottom="0.74pt solid #000000"/>
    </style:style>
    <style:style style:name="T22" style:family="text">
      <style:text-properties fo:font-variant="normal" fo:text-transform="none" fo:color="#111111" style:text-line-through-style="none" style:text-line-through-type="none" style:font-name="Helvetica" fo:font-size="9.75pt" fo:letter-spacing="normal" fo:font-style="normal" style:text-underline-style="none" fo:font-weight="normal" style:text-blinking="false" fo:background-color="#ffffff" loext:char-shading-value="0" fo:padding-left="0.397cm" fo:padding-right="0.397cm" fo:padding-top="0.185cm" fo:padding-bottom="0.212cm" fo:border-left="0.74pt solid #e5e5e5" fo:border-right="0.74pt solid #e5e5e5" fo:border-top="2.24pt solid #d26911" fo:border-bottom="0.74pt solid #d26911"/>
    </style:style>
    <style:style style:name="T23" style:family="text">
      <style:text-properties fo:font-variant="normal" fo:text-transform="none" fo:color="#111111" style:text-line-through-style="none" style:text-line-through-type="none" fo:letter-spacing="normal" style:text-underline-style="none" style:text-blinking="false" fo:background-color="#ffffff" loext:char-shading-value="0" fo:padding-left="0.397cm" fo:padding-right="0.397cm" fo:padding-top="0.185cm" fo:padding-bottom="0.212cm" fo:border-left="0.74pt solid #e5e5e5" fo:border-right="0.74pt solid #e5e5e5" fo:border-top="2.24pt solid #d26911" fo:border-bottom="0.74pt solid #d26911"/>
    </style:style>
    <style:style style:name="T24" style:family="text">
      <style:text-properties fo:font-variant="normal" fo:text-transform="none" fo:color="#555555" style:text-line-through-style="none" style:text-line-through-type="none" style:font-name="Helvetica" fo:font-size="8.25pt" fo:letter-spacing="normal" fo:font-style="normal" style:text-underline-style="none" fo:font-weight="bold" style:text-blinking="false" fo:background-color="#eeeeee" loext:char-shading-value="0" fo:padding="0cm" fo:border="none"/>
    </style:style>
    <style:style style:name="T25" style:family="text">
      <style:text-properties fo:font-variant="normal" fo:text-transform="none" fo:color="#767676" style:font-name="Helvetica" fo:font-size="9pt" fo:letter-spacing="normal" fo:font-style="normal" fo:font-weight="normal" fo:padding="0cm" fo:border="none"/>
    </style:style>
    <style:style style:name="T26" style:family="text">
      <style:text-properties style:font-name="Helvetica" fo:font-size="12pt" fo:font-style="normal" fo:font-weight="normal"/>
    </style:style>
    <style:style style:name="T27" style:family="text">
      <style:text-properties fo:color="#333333" style:text-line-through-style="none" style:text-line-through-type="none" style:text-underline-style="none" style:text-blinking="false" fo:background-color="#fafafa" loext:char-shading-value="0" fo:padding-left="0.265cm" fo:padding-right="0.265cm" fo:padding-top="0.053cm" fo:padding-bottom="0.053cm" fo:border="0.06pt solid #d5d5d5"/>
    </style:style>
    <style:style style:name="T28" style:family="text">
      <style:text-properties fo:color="#333333" style:text-line-through-style="none" style:text-line-through-type="none" fo:font-size="9.75pt" style:text-underline-style="none" fo:font-weight="bold" style:text-blinking="false" fo:background-color="#fafafa" loext:char-shading-value="0" fo:padding-left="0.265cm" fo:padding-right="0.265cm" fo:padding-top="0.053cm" fo:padding-bottom="0.053cm" fo:border="0.06pt solid #d5d5d5"/>
    </style:style>
    <style:style style:name="T29" style:family="text">
      <style:text-properties fo:color="#333333" style:text-line-through-style="none" style:text-line-through-type="none" fo:font-size="8.25pt" style:text-underline-style="none" fo:font-weight="bold" style:text-blinking="false" fo:background-color="#ffffff" loext:char-shading-value="0" fo:padding="0cm" fo:border="none"/>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3" style:family="graphic" style:parent-style-name="Graphics">
      <style:graphic-properties fo:margin-left="0cm" fo:margin-right="0.132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xlink:href="https://github.com/vpikalova/my-first-blog/search" xlink:type="simple">
          <form:properties>
            <form:property form:property-name="PropertyChangeNotificationEnabled" office:value-type="boolean" office:boolean-value="true"/>
          </form:properties>
          <form:text form:name="q" form:control-implementation="ooo:com.sun.star.form.component.TextField" xml:id="control1" form:id="control1" form:tab-index="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form>
        <form:form form:name="unnamed1" form:apply-filter="true" form:method="post" form:control-implementation="ooo:com.sun.star.form.component.Form" office:target-frame="" xlink:href="https://github.com/notifications/subscribe"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https://github.com/vpikalova/my-first-blog/star" xlink:type="simple">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 xlink:href="https://github.com/users/set_protocol?protocol_selector=http&amp;protocol_type=push" xlink:type="simple">
          <form:properties>
            <form:property form:property-name="PropertyChangeNotificationEnabled" office:value-type="boolean" office:boolean-value="true"/>
          </form:properties>
        </form:form>
        <form:form form:name="unnamed4" form:apply-filter="true" form:method="post" form:control-implementation="ooo:com.sun.star.form.component.Form" office:target-frame="" xlink:href="https://github.com/users/set_protocol?protocol_selector=ssh&amp;protocol_type=pus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Source_20_Text"><text:s/>django-admin startproject mysite .</text:span></text:p>
      <text:p text:style-name="P4"><draw:frame draw:style-name="fr1" draw:name="Врезка1" text:anchor-type="char" svg:width="0.041cm" draw:z-index="0"><draw:text-box fo:min-height="0.041cm"><text:p text:style-name="P10"><text:a xlink:type="simple" xlink:href="https://github.com/vpikalova/my-first-blog#start-of-content"><text:span text:style-name="T1">Skip to content</text:span></text:a></text:p></draw:text-box></draw:frame>This repository</text:p>
      <text:p text:style-name="P8"> <draw:control text:anchor-type="as-char" draw:z-index="1" draw:style-name="gr1" draw:text-style-name="P31" svg:width="6.615cm" svg:height="0.715cm" draw:control="control1"/></text:p>
      <text:list xml:id="list5214305077406137536" text:style-name="L1">
        <text:list-item>
          <text:p text:style-name="P23"><text:a xlink:type="simple" xlink:href="https://github.com/pulls"><text:span text:style-name="T6">Pull requests</text:span></text:a></text:p>
        </text:list-item>
        <text:list-item>
          <text:p text:style-name="P23"><text:a xlink:type="simple" xlink:href="https://github.com/issues"><text:span text:style-name="T6">Issues</text:span></text:a></text:p>
        </text:list-item>
        <text:list-item>
          <text:p text:style-name="P23"><text:a xlink:type="simple" xlink:href="https://gist.github.com/"><text:span text:style-name="T6">Gist</text:span></text:a></text:p>
        </text:list-item>
      </text:list>
      <text:list xml:id="list7143600991852303209" text:style-name="L2">
        <text:list-item>
          <text:p text:style-name="P24"><draw:a xlink:type="simple" xlink:href="https://github.com/vpikalova"><draw:frame draw:style-name="fr3" draw:name="Изображение1" text:anchor-type="paragraph" svg:width="0.582cm" svg:height="0.582cm" draw:z-index="2"><draw:image xlink:href="Pictures/10000000000001A4000001A45C17499B.png" xlink:type="simple" xlink:show="embed" xlink:actuate="onLoad"/><svg:title>@vpikalova</svg:title></draw:frame></draw:a><text:bookmark text:name="user-links"/></text:p>
        </text:list-item>
      </text:list>
      <text:section text:style-name="Sect1" text:name="js-flash-container">
        <text:p text:style-name="P5"/>
      </text:section>
      <text:section text:style-name="Sect1" text:name="js-repo-pjax-container">
        <text:list xml:id="list5123968218997643309" text:style-name="L3">
          <text:list-item>
            <text:p text:style-name="P28"><text:a xlink:type="simple" xlink:href="https://github.com/vpikalova/my-first-blog/subscription"><text:span text:style-name="T27"> </text:span></text:a><text:a xlink:type="simple" xlink:href="https://github.com/vpikalova/my-first-blog/subscription"><text:span text:style-name="T28">Unwatch </text:span></text:a><text:a xlink:type="simple" xlink:href="https://github.com/vpikalova/my-first-blog/watchers"><text:span text:style-name="T29">1</text:span></text:a></text:p>
          </text:list-item>
          <text:list-item>
            <text:p text:style-name="P28"><text:span text:style-name="T18"> </text:span><text:span text:style-name="T9">Star</text:span><text:a xlink:type="simple" xlink:href="https://github.com/vpikalova/my-first-blog/stargazers"><text:span text:style-name="T8">0</text:span></text:a></text:p>
          </text:list-item>
          <text:list-item>
            <text:p text:style-name="P25"><text:span text:style-name="T19"> </text:span><text:span text:style-name="T11">Fork</text:span><text:a xlink:type="simple" xlink:href="https://github.com/vpikalova/my-first-blog/network"><text:span text:style-name="T8">0</text:span></text:a></text:p>
          </text:list-item>
        </text:list>
        <text:h text:style-name="P7" text:outline-level="1"><text:a xlink:type="simple" xlink:href="https://github.com/vpikalova"><text:span text:style-name="T2">vpikalova</text:span></text:a><text:span text:style-name="T20">/</text:span><text:a xlink:type="simple" xlink:href="https://github.com/vpikalova/my-first-blog"><text:span text:style-name="Strong_20_Emphasis"><text:span text:style-name="T3">my-first-blog</text:span></text:span></text:a></text:h>
        <text:p text:style-name="P14"><text:a xlink:type="simple" xlink:href="https://github.com/vpikalova/my-first-blog"><text:span text:style-name="T23"> </text:span></text:a><text:a xlink:type="simple" xlink:href="https://github.com/vpikalova/my-first-blog"><text:span text:style-name="T22">Code</text:span></text:a><text:a xlink:type="simple" xlink:href="https://github.com/vpikalova/my-first-blog/issues"><text:span text:style-name="T21"> Issues </text:span></text:a><text:a xlink:type="simple" xlink:href="https://github.com/vpikalova/my-first-blog/issues"><text:span text:style-name="T24">0</text:span></text:a><text:a xlink:type="simple" xlink:href="https://github.com/vpikalova/my-first-blog/pulls"><text:span text:style-name="T21"> Pull requests </text:span></text:a><text:a xlink:type="simple" xlink:href="https://github.com/vpikalova/my-first-blog/pulls"><text:span text:style-name="T24">0</text:span></text:a><text:a xlink:type="simple" xlink:href="https://github.com/vpikalova/my-first-blog/wiki"> Wiki</text:a><text:a xlink:type="simple" xlink:href="https://github.com/vpikalova/my-first-blog/pulse"> Pulse</text:a><text:a xlink:type="simple" xlink:href="https://github.com/vpikalova/my-first-blog/graphs"> Graphs</text:a><text:a xlink:type="simple" xlink:href="https://github.com/vpikalova/my-first-blog/settings"> Settings</text:a></text:p>
        <text:h text:style-name="P18" text:outline-level="3"><text:span text:style-name="Strong_20_Emphasis"><text:span text:style-name="T13">Quick setup</text:span></text:span><text:span text:style-name="T14"> — if you’ve done this kind of thing before</text:span></text:h>
        <text:p text:style-name="P15"><text:span text:style-name="Strong_20_Emphasis"><text:span text:style-name="T15">or</text:span></text:span></text:p>
        <text:p text:style-name="P6"><draw:frame draw:style-name="fr2" draw:name="Врезка2" text:anchor-type="paragraph" svg:width="23.971cm" draw:z-index="3"><draw:text-box fo:min-height="0.041cm"><text:p text:style-name="P5"/></draw:text-box></draw:frame><text:span text:style-name="T16">We recommend every repository include a </text:span><text:a xlink:type="simple" xlink:href="https://github.com/vpikalova/my-first-blog/new/master?readme=1"><text:span text:style-name="T4">README</text:span></text:a><text:span text:style-name="T16">, </text:span><text:a xlink:type="simple" xlink:href="https://github.com/vpikalova/my-first-blog/new/master?filename=LICENSE.md"><text:span text:style-name="T4">LICENSE</text:span></text:a><text:span text:style-name="T16">, and </text:span><text:a xlink:type="simple" xlink:href="https://github.com/vpikalova/my-first-blog/new/master?filename=.gitignore"><text:span text:style-name="T4">.gitignore</text:span></text:a><text:span text:style-name="T16">.</text:span></text:p>
        <text:h text:style-name="P17" text:outline-level="3">…<text:span text:style-name="T26">or create a new repository on the command line</text:span></text:h>
        <text:p text:style-name="P13">echo "# my-first-blog" &gt;&gt; README.md</text:p>
        <text:p text:style-name="P13">git init</text:p>
        <text:p text:style-name="P13">git add README.md</text:p>
        <text:p text:style-name="P13">git commit -m "first commit"</text:p>
        <text:p text:style-name="P13">git remote add origin https://github.com/vpikalova/my-first-blog.git</text:p>
        <text:p text:style-name="P13">git push -u origin master</text:p>
        <text:h text:style-name="P17" text:outline-level="3">…<text:span text:style-name="T26">or push an existing repository from the command line</text:span></text:h>
        <text:p text:style-name="P13">git remote add origin https://github.com/vpikalova/my-first-blog.git</text:p>
        <text:p text:style-name="P13">git push -u origin master</text:p>
        <text:h text:style-name="P17" text:outline-level="3">…<text:span text:style-name="T26">or import code from another repository</text:span></text:h>
        <text:p text:style-name="P11">You can initialize this repository with code from a Subversion, Mercurial, or TFS project.</text:p>
        <text:p text:style-name="P12"><text:a xlink:type="simple" xlink:href="https://import.github.com/vpikalova/my-first-blog/import"><text:span text:style-name="T7">Import code</text:span></text:a></text:p>
        <text:p text:style-name="P16"><text:span text:style-name="T17"> </text:span><text:span text:style-name="Strong_20_Emphasis"><text:span text:style-name="T10">ProTip!</text:span></text:span><text:span text:style-name="T12"> Use the URL for this page when adding GitHub as a remote.</text:span></text:p>
      </text:section>
      <text:list xml:id="list5728180715165006967" text:style-name="L4">
        <text:list-item>
          <text:p text:style-name="P26"><text:soft-page-break/><text:a xlink:type="simple" xlink:href="https://status.github.com/"><text:span text:style-name="T5">Status</text:span></text:a><text:span text:style-name="T25"> </text:span><draw:frame draw:style-name="fr1" draw:name="start-of-content" text:anchor-type="char" svg:width="0.041cm" draw:z-index="4"><draw:text-box fo:min-height="0.041cm"><text:p text:style-name="Text_20_body"/></draw:text-box></draw:frame></text:p>
        </text:list-item>
        <text:list-item>
          <text:p text:style-name="P29"><text:a xlink:type="simple" xlink:href="https://developer.github.com/"><text:span text:style-name="T5">API</text:span></text:a><text:span text:style-name="T25"> </text:span></text:p>
        </text:list-item>
        <text:list-item>
          <text:p text:style-name="P29"><text:a xlink:type="simple" xlink:href="https://training.github.com/"><text:span text:style-name="T5">Training</text:span></text:a><text:span text:style-name="T25"> </text:span></text:p>
        </text:list-item>
        <text:list-item>
          <text:p text:style-name="P29"><text:a xlink:type="simple" xlink:href="https://shop.github.com/"><text:span text:style-name="T5">Shop</text:span></text:a><text:span text:style-name="T25"> </text:span></text:p>
        </text:list-item>
        <text:list-item>
          <text:p text:style-name="P29"><text:a xlink:type="simple" xlink:href="https://github.com/blog"><text:span text:style-name="T5">Blog</text:span></text:a><text:span text:style-name="T25"> </text:span></text:p>
        </text:list-item>
        <text:list-item>
          <text:p text:style-name="P29"><text:a xlink:type="simple" xlink:href="https://github.com/about"><text:span text:style-name="T5">About</text:span></text:a><text:span text:style-name="T25"> </text:span></text:p>
        </text:list-item>
        <text:list-item>
          <text:p text:style-name="P29"><text:a xlink:type="simple" xlink:href="https://github.com/pricing"><text:span text:style-name="T5">Pricing</text:span></text:a></text:p>
        </text:list-item>
      </text:list>
      <text:list xml:id="list6735609195765348454" text:style-name="L5">
        <text:list-item>
          <text:p text:style-name="P27">© 2016 GitHub, Inc. </text:p>
        </text:list-item>
        <text:list-item>
          <text:p text:style-name="P30"><text:a xlink:type="simple" xlink:href="https://github.com/site/terms"><text:span text:style-name="T5">Terms</text:span></text:a><text:span text:style-name="T25"> </text:span></text:p>
        </text:list-item>
        <text:list-item>
          <text:p text:style-name="P30"><text:a xlink:type="simple" xlink:href="https://github.com/site/privacy"><text:span text:style-name="T5">Privacy</text:span></text:a><text:span text:style-name="T25"> </text:span></text:p>
        </text:list-item>
        <text:list-item>
          <text:p text:style-name="P30"><text:a xlink:type="simple" xlink:href="https://github.com/security"><text:span text:style-name="T5">Security</text:span></text:a><text:span text:style-name="T25"> </text:span></text:p>
        </text:list-item>
        <text:list-item>
          <text:p text:style-name="P30"><text:a xlink:type="simple" xlink:href="https://github.com/contact"><text:span text:style-name="T5">Contact</text:span></text:a><text:span text:style-name="T25"> </text:span></text:p>
        </text:list-item>
        <text:list-item>
          <text:p text:style-name="P30"><text:a xlink:type="simple" xlink:href="https://help.github.com/"><text:span text:style-name="T5">Help</text:span></text:a></text:p>
        </text:list-item>
      </text:list>
      <text:p text:style-name="Standard"/>
      <text:p text:style-name="Standard"/>
      <text:p text:style-name="Standard"/>
      <text:p text:style-name="Standard"/>
      <text:p text:style-name="Standard"/>
      <text:p text:style-name="P1"># This file contains the WSGI configuration required to serve up your</text:p>
      <text:p text:style-name="P1"># web application at http://vpikalova.pythonanywhere.com/</text:p>
      <text:p text:style-name="P1"># It works by setting the variable 'application' to a WSGI handler of some</text:p>
      <text:p text:style-name="P1"># description.</text:p>
      <text:p text:style-name="P1">#</text:p>
      <text:p text:style-name="P1"/>
      <text:p text:style-name="P1"># +++++++++++ GENERAL DEBUGGING TIPS +++++++++++</text:p>
      <text:p text:style-name="P1"># getting imports and sys.path right can be fiddly!</text:p>
      <text:p text:style-name="P1"># We've tried to collect some general tips here:</text:p>
      <text:p text:style-name="P1"># https://www.pythonanywhere.com/wiki/DebuggingImportError</text:p>
      <text:p text:style-name="P1"/>
      <text:p text:style-name="P1"/>
      <text:p text:style-name="P1"># +++++++++++ HELLO WORLD +++++++++++</text:p>
      <text:p text:style-name="P1"># A little pure-wsgi hello world we've cooked up, just</text:p>
      <text:p text:style-name="P1"># to prove everything works. <text:s/>You should delete this</text:p>
      <text:p text:style-name="P1"># code to get your own working.</text:p>
      <text:p text:style-name="P1"/>
      <text:p text:style-name="P1"/>
      <text:p text:style-name="P1">HELLO_WORLD = """&lt;html&gt;</text:p>
      <text:p text:style-name="P1">&lt;head&gt;</text:p>
      <text:p text:style-name="P1"><text:s text:c="4"/>&lt;title&gt;Python Anywhere hosted web application&lt;/title&gt;</text:p>
      <text:p text:style-name="P1">&lt;/head&gt;</text:p>
      <text:p text:style-name="P1">&lt;body&gt;</text:p>
      <text:p text:style-name="P1">&lt;h1&gt;Hello, World!&lt;/h1&gt;</text:p>
      <text:p text:style-name="P1">&lt;p&gt;</text:p>
      <text:p text:style-name="P1"><text:s text:c="4"/>This is the default welcome page for a</text:p>
      <text:p text:style-name="P1"><text:s text:c="4"/>&lt;a href="https://www.pythonanywhere.com/"&gt;PythonAnywhere&lt;/a&gt;</text:p>
      <text:p text:style-name="P1"><text:s text:c="4"/>hosted web application.</text:p>
      <text:p text:style-name="P1">&lt;/p&gt;</text:p>
      <text:p text:style-name="P1">&lt;p&gt;</text:p>
      <text:p text:style-name="P1"><text:s text:c="4"/>Find out more about how to configure your own web application</text:p>
      <text:p text:style-name="P1"><text:s text:c="4"/>by visiting the &lt;a href="https://www.pythonanywhere.com/web_app_setup/"&gt;web app setup&lt;/a&gt; page</text:p>
      <text:p text:style-name="P1">&lt;/p&gt;</text:p>
      <text:p text:style-name="P1"><text:soft-page-break/>&lt;/body&gt;</text:p>
      <text:p text:style-name="P1">&lt;/html&gt;"""</text:p>
      <text:p text:style-name="P1"/>
      <text:p text:style-name="P1"/>
      <text:p text:style-name="P1">def application(environ, start_response):</text:p>
      <text:p text:style-name="P1"><text:s text:c="4"/>if environ.get('PATH_INFO') == '/':</text:p>
      <text:p text:style-name="P1"><text:s text:c="8"/>status = '200 OK'</text:p>
      <text:p text:style-name="P1"><text:s text:c="8"/>content = HELLO_WORLD</text:p>
      <text:p text:style-name="P1"><text:s text:c="4"/>else:</text:p>
      <text:p text:style-name="P1"><text:s text:c="8"/>status = '404 NOT FOUND'</text:p>
      <text:p text:style-name="P1"><text:s text:c="8"/>content = 'Page not found.'</text:p>
      <text:p text:style-name="P1"><text:s text:c="4"/>response_headers = [('Content-Type', 'text/html'), ('Content-Length', str(len(content)))]</text:p>
      <text:p text:style-name="P1"><text:s text:c="4"/>start_response(status, response_headers)</text:p>
      <text:p text:style-name="P1"><text:s text:c="4"/>yield content.encode('utf8')</text:p>
      <text:p text:style-name="P1"/>
      <text:p text:style-name="P1"/>
      <text:p text:style-name="P1"># Below are templates for Django and Flask. <text:s/>You should update the file</text:p>
      <text:p text:style-name="P1"># appropriately for the web framework you're using, and then</text:p>
      <text:p text:style-name="P1"># click the 'Reload /yourdomain.com/' button on the 'Web' tab to make your site</text:p>
      <text:p text:style-name="P1"># live.</text:p>
      <text:p text:style-name="P1"/>
      <text:p text:style-name="P1"># +++++++++++ VIRTUALENV +++++++++++</text:p>
      <text:p text:style-name="P1"># If you want to use a virtualenv, set its path on the web app setup tab.</text:p>
      <text:p text:style-name="P1"># Then come back here and import your application object as per the</text:p>
      <text:p text:style-name="P1"># instructions below</text:p>
      <text:p text:style-name="P1"/>
      <text:p text:style-name="P1"/>
      <text:p text:style-name="P1"># +++++++++++ CUSTOM WSGI +++++++++++</text:p>
      <text:p text:style-name="P1"># If you have a WSGI file that you want to serve using PythonAnywhere, perhaps</text:p>
      <text:p text:style-name="P1"># in your home directory under version control, then use something like this:</text:p>
      <text:p text:style-name="P1">#</text:p>
      <text:p text:style-name="P1">#import sys</text:p>
      <text:p text:style-name="P1">#</text:p>
      <text:p text:style-name="P1">#path = '/home/vpikalova/path/to/my/app</text:p>
      <text:p text:style-name="P1">#if path not in sys.path:</text:p>
      <text:p text:style-name="P1"># <text:s text:c="3"/>sys.path.append(path)</text:p>
      <text:p text:style-name="P1">#</text:p>
      <text:p text:style-name="P1">#from my_wsgi_file import application</text:p>
      <text:p text:style-name="P1"/>
      <text:p text:style-name="P1"/>
      <text:p text:style-name="P1"># +++++++++++ DJANGO +++++++++++</text:p>
      <text:p text:style-name="P1"># To use your own django app use code like this:</text:p>
      <text:p text:style-name="P1">#import os</text:p>
      <text:p text:style-name="P1">#import sys</text:p>
      <text:p text:style-name="P1">#</text:p>
      <text:p text:style-name="P1">## assuming your django settings file is at '/home/vpikalova/mysite/mysite/settings.py'</text:p>
      <text:p text:style-name="P1">## and your manage.py is is at '/home/vpikalova/mysite/manage.py'</text:p>
      <text:p text:style-name="P1">#path = '/home/vpikalova/mysite'</text:p>
      <text:p text:style-name="P1">#if path not in sys.path:</text:p>
      <text:p text:style-name="P1"># <text:s text:c="3"/>sys.path.append(path)</text:p>
      <text:p text:style-name="P1">#</text:p>
      <text:p text:style-name="P1">#os.environ['DJANGO_SETTINGS_MODULE'] = 'mysite.settings'</text:p>
      <text:p text:style-name="P1"><text:soft-page-break/>#</text:p>
      <text:p text:style-name="P1">## then, for django &gt;=1.5:</text:p>
      <text:p text:style-name="P1">#from django.core.wsgi import get_wsgi_application</text:p>
      <text:p text:style-name="P1">#application = get_wsgi_application()</text:p>
      <text:p text:style-name="P1">## or, for older django &lt;=1.4</text:p>
      <text:p text:style-name="P1">#import django.core.handlers.wsgi</text:p>
      <text:p text:style-name="P1">#application = django.core.handlers.wsgi.WSGIHandler()</text:p>
      <text:p text:style-name="P1"/>
      <text:p text:style-name="P1"/>
      <text:p text:style-name="P1"/>
      <text:p text:style-name="P1"># +++++++++++ FLASK +++++++++++</text:p>
      <text:p text:style-name="P1"># Flask works like any other WSGI-compatible framework, we just need</text:p>
      <text:p text:style-name="P1"># to import the application. <text:s/>Often Flask apps are called "app" so we</text:p>
      <text:p text:style-name="P1"># may need to rename it during the import:</text:p>
      <text:p text:style-name="P1">#</text:p>
      <text:p text:style-name="P1">#</text:p>
      <text:p text:style-name="P1">#import sys</text:p>
      <text:p text:style-name="P1">#</text:p>
      <text:p text:style-name="P1">## The "/home/vpikalova" below specifies your home</text:p>
      <text:p text:style-name="P1">## directory -- the rest should be the directory you uploaded your Flask</text:p>
      <text:p text:style-name="P1">## code to underneath the home directory. <text:s/>So if you just ran</text:p>
      <text:p text:style-name="P1">## "git clone git@github.com/myusername/myproject.git"</text:p>
      <text:p text:style-name="P1">## ...or uploaded files to the directory "myproject", then you should</text:p>
      <text:p text:style-name="P1">## specify "/home/vpikalova/myproject"</text:p>
      <text:p text:style-name="P1">#path = '/home/vpikalova/path/to/flask_app_directory'</text:p>
      <text:p text:style-name="P1">#if path not in sys.path:</text:p>
      <text:p text:style-name="P1"># <text:s text:c="3"/>sys.path.append(path)</text:p>
      <text:p text:style-name="P1">#</text:p>
      <text:p text:style-name="P1">## After you uncomment the line below, the yellow triangle on the left</text:p>
      <text:p text:style-name="P1">## side in our in-browser editor shows a warning saying:</text:p>
      <text:p text:style-name="P1">## <text:s text:c="4"/>'application' imported but unused.</text:p>
      <text:p text:style-name="P1">## You can ignore this error. The line is necessary, and the variable</text:p>
      <text:p text:style-name="P1">## is used externally.</text:p>
      <text:p text:style-name="P1">#from main_flask_app_file import app as application</text:p>
      <text:p text:style-name="P1">#</text:p>
      <text:p text:style-name="P1"># NB -- many Flask guides suggest you use a file called run.py; that's</text:p>
      <text:p text:style-name="P1"># not necessary on PythonAnywhere. <text:s/>And you should make sure your code</text:p>
      <text:p text:style-name="P1"># does *not* invoke the flask development server with app.run(), as it</text:p>
      <text:p text:style-name="P1"># will prevent your wsgi file from working.</text:p>
      <text:p text:style-name="P19">&lt;div&gt;</text:p>
      <text:p text:style-name="P2"><text:s text:c="16"/>&lt;p&gt;published: 14.06.2014, 12:14&lt;/p&gt;</text:p>
      <text:p text:style-name="P2"><text:s text:c="16"/>&lt;h2&gt;&lt;a href=""&gt;My first post&lt;/a&gt;&lt;/h2&gt;</text:p>
      <text:p text:style-name="P2"><text:s text:c="16"/>&lt;p&gt;Aenean eu leo quam. Pellentesque ornare sem lacinia quam venenatis vestibulum. Donec id elit non mi porta gravida at eget metus. Fusce dapibus, tellus ac cursus commodo, tortor mauris condimentum nibh, ut fermentum massa justo sit amet risus.&lt;/p&gt;</text:p>
      <text:p text:style-name="P2"><text:s text:c="12"/>&lt;/div&gt;</text:p>
      <text:p text:style-name="P2"/>
      <text:p text:style-name="P2"><text:s text:c="12"/>&lt;div&gt;</text:p>
      <text:p text:style-name="P2"><text:s text:c="16"/>&lt;p&gt;published: 14.06.2014, 12:14&lt;/p&gt;</text:p>
      <text:p text:style-name="P2"><text:s text:c="16"/>&lt;h2&gt;&lt;a href=""&gt;My second post&lt;/a&gt;&lt;/h2&gt;</text:p>
      <text:p text:style-name="P2"><text:s text:c="16"/>&lt;p&gt;Aenean eu leo quam. Pellentesque ornare sem lacinia quam venenatis vestibulum. Donec id elit non mi porta gravida at eget metus. Fusce dapibus, tellus ac cursus commodo, tortor mauris condimentum nibh, ut f.&lt;/p&gt;</text:p>
      <text:p text:style-name="P2"><text:s text:c="12"/>&lt;/div&gt;</text:p>
      <text:p text:style-name="P2"/>
      <text:p text:style-name="P2"/>
      <text:p text:style-name="P2"/>
      <text:p text:style-name="P2"/>
      <text:p text:style-name="P3"><text:s/>Уважаемый @UkrainePhoto,</text:p>
      <text:p text:style-name="P3">Мы, организаторы Django Girls Харьков (Украина), благодарны Вам за Ваш репост нашего события, и хотели бы обратиться к Вам с ПРОСЬБОЙ, которая для нас очень важна. Случилось недоразумение, и теперь мы обязаны удалить все посты и репосты фотографий с события Django Girls Харьков, где присутствует фирменная футболка мероприятия. Дело в том, что возникли сложности с урегулированием разрешения Disney на использование персонажа Мулан для нашей фирменной продукции, а именно персонаж Мулан (точнее, похожий на него) изображен на футболках участниц Django Girls Kharkiv. На кону - репутация Django Girls Харьков/Украина, а ведь мы планируем организовывать еще не одно мероприятие....</text:p>
      <text:p text:style-name="P3"/>
      <text:p text:style-name="P3">Мы Вас очень просим как можно скорее удалить Ваш репост фотографии https://twitter.com/UkrainePhoto/status/703527168547147776/photo/1, <text:s/>дабы конфликт был урегулирован как можно скорее.</text:p>
      <text:p text:style-name="P3"/>
      <text:p text:style-name="P3">Благодарим Вас!</text:p>
      <text:p text:style-name="P3"/>
      <text:p text:style-name="P3"/>
      <text:p text:style-name="P3"/>
      <text:p text:style-name="P3"/>
      <text:p text:style-name="P3"/>
      <text:p text:style-name="P21"><text:s/></text:p>
      <text:p text:style-name="P21"><text:s text:c="3"/></text:p>
      <text:p text:style-name="P21"><text:s text:c="3"/>{% load staticfiles %}</text:p>
      <text:p text:style-name="P21"><text:s text:c="4"/>&lt;html&gt;</text:p>
      <text:p text:style-name="P21"><text:s text:c="8"/>&lt;head&gt;</text:p>
      <text:p text:style-name="P21"><text:s text:c="12"/>&lt;title&gt;Django Girls blog VPikalova&lt;/title&gt;</text:p>
      <text:p text:style-name="P21"><text:s text:c="12"/>&lt;link rel="stylesheet" href="//maxcdn.bootstrapcdn.com/bootstrap/3.2.0/css/bootstrap.min.css"&gt;</text:p>
      <text:p text:style-name="P21"><text:s text:c="12"/>&lt;link rel="stylesheet" href="//maxcdn.bootstrapcdn.com/bootstrap/3.2.0/css/bootstrap-theme.min.css"&gt;</text:p>
      <text:p text:style-name="P21"><text:s text:c="13"/>&lt;link href="https://fonts.googleapis.com/css?family=Lobster&amp;subset=latin,cyrillic" rel="stylesheet" type="text/css"&gt;</text:p>
      <text:p text:style-name="P21"><text:soft-page-break/><text:s text:c="12"/>&lt;link rel="stylesheet" href="{% static 'css/blog.css' %}"&gt;</text:p>
      <text:p text:style-name="P21"><text:s text:c="8"/>&lt;/head&gt;</text:p>
      <text:p text:style-name="P21"><text:s text:c="8"/>&lt;body&gt;</text:p>
      <text:p text:style-name="P21"><text:s text:c="12"/>&lt;div class="page-header"&gt;</text:p>
      <text:p text:style-name="P21"><text:s text:c="8"/>&lt;h1&gt;&lt;a href="/"&gt;Django Girls Blog Vpikalova&lt;/a&gt;&lt;/h1&gt;</text:p>
      <text:p text:style-name="P21"><text:s text:c="4"/>&lt;/div&gt;</text:p>
      <text:p text:style-name="P21"/>
      <text:p text:style-name="P21"><text:s text:c="15"/>&lt;div class="content container"&gt;</text:p>
      <text:p text:style-name="P21"><text:s text:c="8"/>&lt;div class="row"&gt;</text:p>
      <text:p text:style-name="P21"><text:s text:c="12"/>&lt;div class="col-md-8"&gt;</text:p>
      <text:p text:style-name="P21"><text:s text:c="16"/>{% for post in posts %}</text:p>
      <text:p text:style-name="P21"><text:s text:c="20"/>&lt;div class="post"&gt;</text:p>
      <text:p text:style-name="P21"><text:s text:c="24"/>&lt;div class="date"&gt;</text:p>
      <text:p text:style-name="P21"><text:s text:c="28"/>{{ post.published_date }}</text:p>
      <text:p text:style-name="P21"><text:s text:c="24"/>&lt;/div&gt;</text:p>
      <text:p text:style-name="P21"><text:s text:c="24"/>&lt;h1&gt;&lt;a href=""&gt;{{ post.title }}&lt;/a&gt;&lt;/h1&gt;</text:p>
      <text:p text:style-name="P21"><text:s text:c="24"/>&lt;p&gt;{{ post.text|linebreaks }}&lt;/p&gt;</text:p>
      <text:p text:style-name="P21"><text:s text:c="20"/>&lt;/div&gt;</text:p>
      <text:p text:style-name="P21"><text:s text:c="16"/>{% endfor %}</text:p>
      <text:p text:style-name="P21"><text:s text:c="12"/>&lt;/div&gt;</text:p>
      <text:p text:style-name="P21"><text:s text:c="8"/>&lt;/div&gt;</text:p>
      <text:p text:style-name="P21"><text:s text:c="4"/>&lt;/div&gt;</text:p>
      <text:p text:style-name="P21"><text:s text:c="8"/>&lt;/body&gt;</text:p>
      <text:p text:style-name="P21"><text:s text:c="4"/>&lt;/html&gt;</text:p>
      <text:p text:style-name="P21"/>
      <text:p text:style-name="P21"/>
      <text:p text:style-name="P21"/>
      <text:p text:style-name="P21"/>
      <text:p text:style-name="P21"/>
      <text:p text:style-name="P22">&lt;h1&gt;&lt;a href=""&gt;{{ post.title }}&lt;/a&gt;&lt;/h1&gt;</text:p>
      <text:p text:style-name="P22"/>
      <text:p text:style-name="P22"/>
      <text:p text:style-name="P22"/>
      <text:p text:style-name="P22"/>
      <text:p text:style-name="P22">from django.conf.urls import url</text:p>
      <text:p text:style-name="P22">from . import views</text:p>
      <text:p text:style-name="P22">urlpatterns = [</text:p>
      <text:p text:style-name="P22"><text:s text:c="4"/>url(r'^$', views.post_list, name='post_list'),</text:p>
      <text:p text:style-name="P22">]</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Menlo, Courier, monospace"/>
    <style:font-face style:name="Helvetica" svg:font-family="Helvetica, arial, nimbussansl, liberationsans, freesans, clean, sans-serif, 'Apple Color Emoji', 'Segoe UI Emoji', 'Segoe UI 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7T14:14:43.394302823</meta:creation-date>
    <meta:editing-duration>PT5M52S</meta:editing-duration>
    <meta:editing-cycles>4</meta:editing-cycles>
    <meta:generator>LibreOffice/4.2.8.2$Linux_x86 LibreOffice_project/420m0$Build-2</meta:generator>
    <dc:date>2016-02-27T16:42:12.267828653</dc:date>
    <meta:document-statistic meta:table-count="0" meta:image-count="1" meta:object-count="0" meta:page-count="6" meta:paragraph-count="202" meta:word-count="1055" meta:character-count="8078" meta:non-whitespace-character-count="6603"/>
  </office:meta>
</office:document-meta>
</file>